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204a87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165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Times New Roman" fo:font-size="12pt"/>
    </style:style>
    <style:style style:name="P4" style:family="paragraph">
      <loext:graphic-properties draw:fill="none" draw:fill-color="#ffffff"/>
      <style:text-properties style:font-name="Times New Roman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13.037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2.237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437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0.6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8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037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437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838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0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8.2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4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8.238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037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838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037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838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037cm" svg:y="2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037cm" svg:y="2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037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037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352cm" svg:y1="7.256cm" svg:x2="13.358cm" svg:y2="6.391cm">
          <text:p/>
        </draw:line>
        <draw:line draw:style-name="gr2" draw:text-style-name="P2" draw:layer="layout" svg:x1="12.684cm" svg:y1="7.283cm" svg:x2="13.199cm" svg:y2="6.358cm">
          <text:p/>
        </draw:line>
        <draw:line draw:style-name="gr2" draw:text-style-name="P2" draw:layer="layout" svg:x1="11.726cm" svg:y1="7.257cm" svg:x2="11.732cm" svg:y2="6.392cm">
          <text:p/>
        </draw:line>
        <draw:line draw:style-name="gr2" draw:text-style-name="P2" draw:layer="layout" svg:x1="11.058cm" svg:y1="7.284cm" svg:x2="11.573cm" svg:y2="6.359cm">
          <text:p/>
        </draw:line>
        <draw:line draw:style-name="gr2" draw:text-style-name="P2" draw:layer="layout" svg:x1="10.127cm" svg:y1="7.257cm" svg:x2="10.133cm" svg:y2="6.392cm">
          <text:p/>
        </draw:line>
        <draw:line draw:style-name="gr2" draw:text-style-name="P2" draw:layer="layout" svg:x1="9.459cm" svg:y1="7.284cm" svg:x2="9.974cm" svg:y2="6.359cm">
          <text:p/>
        </draw:line>
        <draw:line draw:style-name="gr2" draw:text-style-name="P2" draw:layer="layout" svg:x1="8.527cm" svg:y1="7.257cm" svg:x2="8.533cm" svg:y2="6.392cm">
          <text:p/>
        </draw:line>
        <draw:line draw:style-name="gr2" draw:text-style-name="P2" draw:layer="layout" svg:x1="7.859cm" svg:y1="7.284cm" svg:x2="8.374cm" svg:y2="6.359cm">
          <text:p/>
        </draw:line>
        <draw:line draw:style-name="gr2" draw:text-style-name="P2" draw:layer="layout" svg:x1="13.326cm" svg:y1="5.756cm" svg:x2="13.332cm" svg:y2="4.891cm">
          <text:p/>
        </draw:line>
        <draw:line draw:style-name="gr2" draw:text-style-name="P2" draw:layer="layout" svg:x1="11.932cm" svg:y1="5.826cm" svg:x2="13.173cm" svg:y2="4.858cm">
          <text:p/>
        </draw:line>
        <draw:line draw:style-name="gr2" draw:text-style-name="P2" draw:layer="layout" svg:x1="10.101cm" svg:y1="5.756cm" svg:x2="10.107cm" svg:y2="4.891cm">
          <text:p/>
        </draw:line>
        <draw:line draw:style-name="gr2" draw:text-style-name="P2" draw:layer="layout" svg:x1="8.707cm" svg:y1="5.826cm" svg:x2="9.948cm" svg:y2="4.858cm">
          <text:p/>
        </draw:line>
        <draw:line draw:style-name="gr2" draw:text-style-name="P2" draw:layer="layout" svg:x1="13.4cm" svg:y1="4.256cm" svg:x2="13.406cm" svg:y2="3.391cm">
          <text:p/>
        </draw:line>
        <draw:line draw:style-name="gr2" draw:text-style-name="P2" draw:layer="layout" svg:x1="10.398cm" svg:y1="4.382cm" svg:x2="13.247cm" svg:y2="3.358cm">
          <text:p/>
        </draw:line>
        <draw:line draw:style-name="gr2" draw:text-style-name="P2" draw:layer="layout" svg:x1="13.4cm" svg:y1="2.755cm" svg:x2="13.406cm" svg:y2="1.89cm">
          <text:p/>
        </draw:line>
        <draw:line draw:style-name="gr2" draw:text-style-name="P2" draw:layer="layout" svg:x1="7.273cm" svg:y1="3.021cm" svg:x2="13.246cm" svg:y2="1.857cm">
          <text:p/>
        </draw:line>
        <draw:custom-shape draw:style-name="gr3" draw:text-style-name="P1" draw:layer="layout" svg:width="0.635cm" svg:height="0.635cm" svg:x="6.637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5.837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5.037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4.2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3.4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6.637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5.037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3.438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2.6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1.8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1.038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1.838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6.637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3.438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6.637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3.438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6.637cm" svg:y="2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6.637cm" svg:y="2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952cm" svg:y1="7.256cm" svg:x2="6.958cm" svg:y2="6.391cm">
          <text:p/>
        </draw:line>
        <draw:line draw:style-name="gr2" draw:text-style-name="P2" draw:layer="layout" svg:x1="6.284cm" svg:y1="7.283cm" svg:x2="6.799cm" svg:y2="6.358cm">
          <text:p/>
        </draw:line>
        <draw:line draw:style-name="gr2" draw:text-style-name="P2" draw:layer="layout" svg:x1="5.326cm" svg:y1="7.257cm" svg:x2="5.332cm" svg:y2="6.392cm">
          <text:p/>
        </draw:line>
        <draw:line draw:style-name="gr2" draw:text-style-name="P2" draw:layer="layout" svg:x1="4.658cm" svg:y1="7.284cm" svg:x2="5.173cm" svg:y2="6.359cm">
          <text:p/>
        </draw:line>
        <draw:line draw:style-name="gr2" draw:text-style-name="P2" draw:layer="layout" svg:x1="3.727cm" svg:y1="7.257cm" svg:x2="3.733cm" svg:y2="6.392cm">
          <text:p/>
        </draw:line>
        <draw:line draw:style-name="gr2" draw:text-style-name="P2" draw:layer="layout" svg:x1="3.059cm" svg:y1="7.284cm" svg:x2="3.574cm" svg:y2="6.359cm">
          <text:p/>
        </draw:line>
        <draw:line draw:style-name="gr2" draw:text-style-name="P2" draw:layer="layout" svg:x1="2.127cm" svg:y1="7.257cm" svg:x2="2.133cm" svg:y2="6.392cm">
          <text:p/>
        </draw:line>
        <draw:line draw:style-name="gr2" draw:text-style-name="P2" draw:layer="layout" svg:x1="1.459cm" svg:y1="7.284cm" svg:x2="1.974cm" svg:y2="6.359cm">
          <text:p/>
        </draw:line>
        <draw:line draw:style-name="gr2" draw:text-style-name="P2" draw:layer="layout" svg:x1="6.926cm" svg:y1="5.756cm" svg:x2="6.932cm" svg:y2="4.891cm">
          <text:p/>
        </draw:line>
        <draw:line draw:style-name="gr2" draw:text-style-name="P2" draw:layer="layout" svg:x1="5.532cm" svg:y1="5.826cm" svg:x2="6.773cm" svg:y2="4.858cm">
          <text:p/>
        </draw:line>
        <draw:line draw:style-name="gr2" draw:text-style-name="P2" draw:layer="layout" svg:x1="3.701cm" svg:y1="5.756cm" svg:x2="3.707cm" svg:y2="4.891cm">
          <text:p/>
        </draw:line>
        <draw:line draw:style-name="gr2" draw:text-style-name="P2" draw:layer="layout" svg:x1="2.307cm" svg:y1="5.826cm" svg:x2="3.548cm" svg:y2="4.858cm">
          <text:p/>
        </draw:line>
        <draw:line draw:style-name="gr2" draw:text-style-name="P2" draw:layer="layout" svg:x1="7cm" svg:y1="4.256cm" svg:x2="7.006cm" svg:y2="3.391cm">
          <text:p/>
        </draw:line>
        <draw:line draw:style-name="gr2" draw:text-style-name="P2" draw:layer="layout" svg:x1="3.998cm" svg:y1="4.382cm" svg:x2="6.847cm" svg:y2="3.358cm">
          <text:p/>
        </draw:line>
        <draw:frame draw:style-name="gr4" draw:text-style-name="P4" draw:layer="layout" svg:width="1.395cm" svg:height="0.721cm" svg:x="14.208cm" svg:y="7.223cm">
          <draw:text-box>
            <text:p text:style-name="P3">Input</text:p>
          </draw:text-box>
        </draw:frame>
        <draw:frame draw:style-name="gr4" draw:text-style-name="P4" draw:layer="layout" svg:width="2.835cm" svg:height="0.721cm" svg:x="14.138cm" svg:y="5.699cm">
          <draw:text-box>
            <text:p text:style-name="P3">Hidden Layer</text:p>
          </draw:text-box>
        </draw:frame>
        <draw:frame draw:style-name="gr4" draw:text-style-name="P4" draw:layer="layout" svg:width="2.835cm" svg:height="0.721cm" svg:x="14.081cm" svg:y="4.202cm">
          <draw:text-box>
            <text:p text:style-name="P3">Hidden Layer</text:p>
          </draw:text-box>
        </draw:frame>
        <draw:frame draw:style-name="gr4" draw:text-style-name="P4" draw:layer="layout" svg:width="2.835cm" svg:height="0.721cm" svg:x="14.082cm" svg:y="2.703cm">
          <draw:text-box>
            <text:p text:style-name="P3">Hidden Layer</text:p>
          </draw:text-box>
        </draw:frame>
        <draw:frame draw:style-name="gr4" draw:text-style-name="P4" draw:layer="layout" svg:width="1.679cm" svg:height="0.721cm" svg:x="14.083cm" svg:y="1.104cm">
          <draw:text-box>
            <text:p text:style-name="P3">Out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20:06:35.335155684</meta:creation-date>
    <dc:date>2018-08-30T08:46:33.451855277</dc:date>
    <meta:editing-duration>PT19M54S</meta:editing-duration>
    <meta:editing-cycles>9</meta:editing-cycles>
    <meta:generator>LibreOffice/5.1.6.2$Linux_X86_64 LibreOffice_project/10m0$Build-2</meta:generator>
    <meta:document-statistic meta:object-count="73"/>
  </office:meta>
</office:document-meta>
</file>